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6.05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6.113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">
            <text:p>GIVE_DAMAGE_HIGH</text:p>
          </table:table-cell>
          <table:table-cell office:value-type="string" table:style-name="ce2">
            <text:p>A Million Points of Blight</text:p>
          </table:table-cell>
          <table:table-cell office:value-type="string" table:style-name="ce2">
            <text:p>Inflict 1,000,000 total points of damage to enemies</text:p>
          </table:table-cell>
          <table:table-cell office:value-type="string" table:style-name="ce2">
            <text:p>http://cdn.akamai.steamstatic.com/steamcommunity/public/images/apps/730/46d932bd2bc68f28e0fa8a03e92e5180fc5735dc.jpg</text:p>
          </table:table-cell>
          <table:table-cell office:value-type="string" table:style-name="ce2">
            <text:p>http://cdn.akamai.steamstatic.com/steamcommunity/public/images/apps/730/3be2d4f83efcced660843484f3e042439ac9a517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ER_AND_ENEMY_IN_AIR</text:p>
          </table:table-cell>
          <table:table-cell office:value-type="string" table:style-name="ce2">
            <text:p>Aerial Necrobatics</text:p>
          </table:table-cell>
          <table:table-cell office:value-type="string" table:style-name="ce2">
            <text:p>Kill an airborne enemy while you are also airborne</text:p>
          </table:table-cell>
          <table:table-cell office:value-type="string" table:style-name="ce2">
            <text:p>http://cdn.akamai.steamstatic.com/steamcommunity/public/images/apps/730/f2ad27b9e610de552f3eea70fa1f5ecec17d7400.jpg</text:p>
          </table:table-cell>
          <table:table-cell office:value-type="string" table:style-name="ce2">
            <text:p>http://cdn.akamai.steamstatic.com/steamcommunity/public/images/apps/730/ef41b3fa5bd65c9c30b74b0fa0e9f68713b73556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IN_DUAL_DUEL</text:p>
          </table:table-cell>
          <table:table-cell office:value-type="string" table:style-name="ce2">
            <text:p>Akimbo King</text:p>
          </table:table-cell>
          <table:table-cell office:value-type="string" table:style-name="ce2">
            <text:p>Use Dual Berettas to kill an enemy player that is also wielding Dual Berettas</text:p>
          </table:table-cell>
          <table:table-cell office:value-type="string" table:style-name="ce2">
            <text:p>http://cdn.akamai.steamstatic.com/steamcommunity/public/images/apps/730/9caa687914739d5da5200b04eeaaddd5e6f54f7f.jpg</text:p>
          </table:table-cell>
          <table:table-cell office:value-type="string" table:style-name="ce2">
            <text:p>http://cdn.akamai.steamstatic.com/steamcommunity/public/images/apps/730/6b0ef24cfabc4448d3d5edde30513ca3969158c5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TWO_WITH_ONE_SHOT</text:p>
          </table:table-cell>
          <table:table-cell office:value-type="string" table:style-name="ce2">
            <text:p>Ammo Conservation</text:p>
          </table:table-cell>
          <table:table-cell office:value-type="string" table:style-name="ce2">
            <text:p>Kill two enemy players with a single bullet</text:p>
          </table:table-cell>
          <table:table-cell office:value-type="string" table:style-name="ce2">
            <text:p>http://cdn.akamai.steamstatic.com/steamcommunity/public/images/apps/730/0d608d5c66449213da0efa3269081381929c1f6a.jpg</text:p>
          </table:table-cell>
          <table:table-cell office:value-type="string" table:style-name="ce2">
            <text:p>http://cdn.akamai.steamstatic.com/steamcommunity/public/images/apps/730/cdd82951e4ef1e95a310e6a09c122fca110eb665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ING_SPREE</text:p>
          </table:table-cell>
          <table:table-cell office:value-type="string" table:style-name="ce2">
            <text:p>Ballistic</text:p>
          </table:table-cell>
          <table:table-cell office:value-type="string" table:style-name="ce2">
            <text:p>In Classic mode, kill four enemy players within fifteen seconds</text:p>
          </table:table-cell>
          <table:table-cell office:value-type="string" table:style-name="ce2">
            <text:p>http://cdn.akamai.steamstatic.com/steamcommunity/public/images/apps/730/bfedf671220f823ddbeec18a16dc14d2ae32bcde.jpg</text:p>
          </table:table-cell>
          <table:table-cell office:value-type="string" table:style-name="ce2">
            <text:p>http://cdn.akamai.steamstatic.com/steamcommunity/public/images/apps/730/638d69d2fc898d91d7380ad7a29f328f760266e8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EADSHOTS</text:p>
          </table:table-cell>
          <table:table-cell office:value-type="string" table:style-name="ce2">
            <text:p>Battle Sight Zero</text:p>
          </table:table-cell>
          <table:table-cell office:value-type="string" table:style-name="ce2">
            <text:p>Kill 250 enemies with headshots</text:p>
          </table:table-cell>
          <table:table-cell office:value-type="string" table:style-name="ce2">
            <text:p>http://cdn.akamai.steamstatic.com/steamcommunity/public/images/apps/730/72e142a6cbef679ffda7245b1074d1d52700ea98.jpg</text:p>
          </table:table-cell>
          <table:table-cell office:value-type="string" table:style-name="ce2">
            <text:p>http://cdn.akamai.steamstatic.com/steamcommunity/public/images/apps/730/b36533f8ede908216ba43fbd50cfab87ce3a5c2a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BLINDED</text:p>
          </table:table-cell>
          <table:table-cell office:value-type="string" table:style-name="ce2">
            <text:p>Blind Ambition</text:p>
          </table:table-cell>
          <table:table-cell office:value-type="string" table:style-name="ce2">
            <text:p>Kill 25 enemies blinded by flashbangs</text:p>
          </table:table-cell>
          <table:table-cell office:value-type="string" table:style-name="ce2">
            <text:p>http://cdn.akamai.steamstatic.com/steamcommunity/public/images/apps/730/6439356b22bfb76c8b2693a25b5291e1ec4b6f0d.jpg</text:p>
          </table:table-cell>
          <table:table-cell office:value-type="string" table:style-name="ce2">
            <text:p>http://cdn.akamai.steamstatic.com/steamcommunity/public/images/apps/730/3bd6bbc5a689edb6cc2339261576c7b81ae95fca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IES_WHILE_BLIND</text:p>
          </table:table-cell>
          <table:table-cell office:value-type="string" table:style-name="ce2">
            <text:p>Blind Fury</text:p>
          </table:table-cell>
          <table:table-cell office:value-type="string" table:style-name="ce2">
            <text:p>Kill an enemy while you are blinded from a flashbang</text:p>
          </table:table-cell>
          <table:table-cell office:value-type="string" table:style-name="ce2">
            <text:p>http://cdn.akamai.steamstatic.com/steamcommunity/public/images/apps/730/5ee37dd9a04c583317d32af15f0a65b902ea7279.jpg</text:p>
          </table:table-cell>
          <table:table-cell office:value-type="string" table:style-name="ce2">
            <text:p>http://cdn.akamai.steamstatic.com/steamcommunity/public/images/apps/730/eecfd460660516c8e15db282d1e97e3b352c0b12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LOW</text:p>
          </table:table-cell>
          <table:table-cell office:value-type="string" table:style-name="ce2">
            <text:p>Body Bagger</text:p>
          </table:table-cell>
          <table:table-cell office:value-type="string" table:style-name="ce2">
            <text:p>Kill 25 enemies</text:p>
          </table:table-cell>
          <table:table-cell office:value-type="string" table:style-name="ce2">
            <text:p>http://cdn.akamai.steamstatic.com/steamcommunity/public/images/apps/730/b11ef0453168cd3d10684e184004f71dcc0faa82.jpg</text:p>
          </table:table-cell>
          <table:table-cell office:value-type="string" table:style-name="ce2">
            <text:p>http://cdn.akamai.steamstatic.com/steamcommunity/public/images/apps/730/c2fc81593400110271e1f968f0e704a19ee83011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IN_AIR</text:p>
          </table:table-cell>
          <table:table-cell office:value-type="string" table:style-name="ce2">
            <text:p>Bunny Hunt</text:p>
          </table:table-cell>
          <table:table-cell office:value-type="string" table:style-name="ce2">
            <text:p>Kill an airborne enemy</text:p>
          </table:table-cell>
          <table:table-cell office:value-type="string" table:style-name="ce2">
            <text:p>http://cdn.akamai.steamstatic.com/steamcommunity/public/images/apps/730/36bee0e89e3152683990a4e0a6ac3175f14b3c9b.jpg</text:p>
          </table:table-cell>
          <table:table-cell office:value-type="string" table:style-name="ce2">
            <text:p>http://cdn.akamai.steamstatic.com/steamcommunity/public/images/apps/730/de394e0ab012d5490bd0b6f229f461e87e79a8a5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MED</text:p>
          </table:table-cell>
          <table:table-cell office:value-type="string" table:style-name="ce2">
            <text:p>Corpseman</text:p>
          </table:table-cell>
          <table:table-cell office:value-type="string" table:style-name="ce2">
            <text:p>Kill 500 enemies</text:p>
          </table:table-cell>
          <table:table-cell office:value-type="string" table:style-name="ce2">
            <text:p>http://cdn.akamai.steamstatic.com/steamcommunity/public/images/apps/730/60d83a42df84fa5d84910af681370579e3bb16bf.jpg</text:p>
          </table:table-cell>
          <table:table-cell office:value-type="string" table:style-name="ce2">
            <text:p>http://cdn.akamai.steamstatic.com/steamcommunity/public/images/apps/730/4ddb4bf34e96d538b6c9aab1ff1796f51d218e5d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WHEN_AT_LOW_HEALTH</text:p>
          </table:table-cell>
          <table:table-cell office:value-type="string" table:style-name="ce2">
            <text:p>Dead Man Stalking</text:p>
          </table:table-cell>
          <table:table-cell office:value-type="string" table:style-name="ce2">
            <text:p>Kill an enemy while at one health</text:p>
          </table:table-cell>
          <table:table-cell office:value-type="string" table:style-name="ce2">
            <text:p>http://cdn.akamai.steamstatic.com/steamcommunity/public/images/apps/730/233e0468c1e9f7e29dc65aae90680494f31dbf46.jpg</text:p>
          </table:table-cell>
          <table:table-cell office:value-type="string" table:style-name="ce2">
            <text:p>http://cdn.akamai.steamstatic.com/steamcommunity/public/images/apps/730/b0c6a88030d93bf16d697761ca3a1f0b65e36e8c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WHILE_IN_AIR</text:p>
          </table:table-cell>
          <table:table-cell office:value-type="string" table:style-name="ce2">
            <text:p>Death From Above</text:p>
          </table:table-cell>
          <table:table-cell office:value-type="string" table:style-name="ce2">
            <text:p>Kill an enemy while you are airborne</text:p>
          </table:table-cell>
          <table:table-cell office:value-type="string" table:style-name="ce2">
            <text:p>http://cdn.akamai.steamstatic.com/steamcommunity/public/images/apps/730/d47c7a78c7bc6dcc720afbece64fe8ef0d55f4dd.jpg</text:p>
          </table:table-cell>
          <table:table-cell office:value-type="string" table:style-name="ce2">
            <text:p>http://cdn.akamai.steamstatic.com/steamcommunity/public/images/apps/730/be45e7791dfdeffcd2a12be0fdef91e807a53b02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ED_DEFUSER_WITH_GRENADE</text:p>
          </table:table-cell>
          <table:table-cell office:value-type="string" table:style-name="ce2">
            <text:p>Defuse This!</text:p>
          </table:table-cell>
          <table:table-cell office:value-type="string" table:style-name="ce2">
            <text:p>Kill the defuser with an HE grenade</text:p>
          </table:table-cell>
          <table:table-cell office:value-type="string" table:style-name="ce2">
            <text:p>http://cdn.akamai.steamstatic.com/steamcommunity/public/images/apps/730/8f47c9f048b7e5569698213ccce140e77c257558.jpg</text:p>
          </table:table-cell>
          <table:table-cell office:value-type="string" table:style-name="ce2">
            <text:p>http://cdn.akamai.steamstatic.com/steamcommunity/public/images/apps/730/89e95fdbe40f30d2fc17efb05c9bc58e8deb23c7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SNIPER_WITH_SNIPER</text:p>
          </table:table-cell>
          <table:table-cell office:value-type="string" table:style-name="ce2">
            <text:p>Eye to Eye</text:p>
          </table:table-cell>
          <table:table-cell office:value-type="string" table:style-name="ce2">
            <text:p>Kill a zoomed-in enemy sniper with a sniper rifle of your own</text:p>
          </table:table-cell>
          <table:table-cell office:value-type="string" table:style-name="ce2">
            <text:p>http://cdn.akamai.steamstatic.com/steamcommunity/public/images/apps/730/60eee51a175e9de8486448dea71063882c47d472.jpg</text:p>
          </table:table-cell>
          <table:table-cell office:value-type="string" table:style-name="ce2">
            <text:p>http://cdn.akamai.steamstatic.com/steamcommunity/public/images/apps/730/3179e01b1fedd24cb29bde371b19d73e48009826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LOW_DAMAGE</text:p>
          </table:table-cell>
          <table:table-cell office:value-type="string" table:style-name="ce2">
            <text:p>Finishing Schooled</text:p>
          </table:table-cell>
          <table:table-cell office:value-type="string" table:style-name="ce2">
            <text:p>Kill an enemy who has been reduced to less than 5% health by other players</text:p>
          </table:table-cell>
          <table:table-cell office:value-type="string" table:style-name="ce2">
            <text:p>http://cdn.akamai.steamstatic.com/steamcommunity/public/images/apps/730/81e3fcdf714a1b6124ac80918dff5b45ec1cdb79.jpg</text:p>
          </table:table-cell>
          <table:table-cell office:value-type="string" table:style-name="ce2">
            <text:p>http://cdn.akamai.steamstatic.com/steamcommunity/public/images/apps/730/aa274283103024a097145ff572d07033da426347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S_ENEMY_WEAPON</text:p>
          </table:table-cell>
          <table:table-cell office:value-type="string" table:style-name="ce2">
            <text:p>Friendly Firearms</text:p>
          </table:table-cell>
          <table:table-cell office:value-type="string" table:style-name="ce2">
            <text:p>Kill 100 enemies with enemy weapons</text:p>
          </table:table-cell>
          <table:table-cell office:value-type="string" table:style-name="ce2">
            <text:p>http://cdn.akamai.steamstatic.com/steamcommunity/public/images/apps/730/83325a3c5d679bd363102cd9abd3c9cac649497c.jpg</text:p>
          </table:table-cell>
          <table:table-cell office:value-type="string" table:style-name="ce2">
            <text:p>http://cdn.akamai.steamstatic.com/steamcommunity/public/images/apps/730/cb46c843305953d379ddc84e49c2ae5eb6493e44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HIGH</text:p>
          </table:table-cell>
          <table:table-cell office:value-type="string" table:style-name="ce2">
            <text:p>God of War</text:p>
          </table:table-cell>
          <table:table-cell office:value-type="string" table:style-name="ce2">
            <text:p>Kill 10,000 enemies</text:p>
          </table:table-cell>
          <table:table-cell office:value-type="string" table:style-name="ce2">
            <text:p>http://cdn.akamai.steamstatic.com/steamcommunity/public/images/apps/730/2c2bb56a4f7376b53eeaf8e6d84044460b0d1cf2.jpg</text:p>
          </table:table-cell>
          <table:table-cell office:value-type="string" table:style-name="ce2">
            <text:p>http://cdn.akamai.steamstatic.com/steamcommunity/public/images/apps/730/55fbfbb54876d0e777f430062201b9ea616face5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EADSHOTS_IN_ROUND</text:p>
          </table:table-cell>
          <table:table-cell office:value-type="string" table:style-name="ce2">
            <text:p>Head Shred Redemption</text:p>
          </table:table-cell>
          <table:table-cell office:value-type="string" table:style-name="ce2">
            <text:p>Kill five enemy players with headshots in a single round</text:p>
          </table:table-cell>
          <table:table-cell office:value-type="string" table:style-name="ce2">
            <text:p>http://cdn.akamai.steamstatic.com/steamcommunity/public/images/apps/730/4f3ae16bccb48c9506e4be1ef4f107445958d527.jpg</text:p>
          </table:table-cell>
          <table:table-cell office:value-type="string" table:style-name="ce2">
            <text:p>http://cdn.akamai.steamstatic.com/steamcommunity/public/images/apps/730/5e52593e691714ced65c35f680fc9f2f6469fee9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IP_SHOT</text:p>
          </table:table-cell>
          <table:table-cell office:value-type="string" table:style-name="ce2">
            <text:p>Hip Shot</text:p>
          </table:table-cell>
          <table:table-cell office:value-type="string" table:style-name="ce2">
            <text:p>Kill an enemy with an un-zoomed sniper rifle</text:p>
          </table:table-cell>
          <table:table-cell office:value-type="string" table:style-name="ce2">
            <text:p>http://cdn.akamai.steamstatic.com/steamcommunity/public/images/apps/730/3f4eadad4eddba8bc1f93e26ad8fd8f58bfcc204.jpg</text:p>
          </table:table-cell>
          <table:table-cell office:value-type="string" table:style-name="ce2">
            <text:p>http://cdn.akamai.steamstatic.com/steamcommunity/public/images/apps/730/dc4eb62a721ad0d1cb5a4483f42759ffd77b0b17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ING_SPREE_ENDER</text:p>
          </table:table-cell>
          <table:table-cell office:value-type="string" table:style-name="ce2">
            <text:p>Kill One, Get One Spree</text:p>
          </table:table-cell>
          <table:table-cell office:value-type="string" table:style-name="ce2">
            <text:p>Kill an enemy player who has just killed four of your teammates within 15 seconds</text:p>
          </table:table-cell>
          <table:table-cell office:value-type="string" table:style-name="ce2">
            <text:p>http://cdn.akamai.steamstatic.com/steamcommunity/public/images/apps/730/b46735e642fe0146eaaf8da87bd9d426ad5510ac.jpg</text:p>
          </table:table-cell>
          <table:table-cell office:value-type="string" table:style-name="ce2">
            <text:p>http://cdn.akamai.steamstatic.com/steamcommunity/public/images/apps/730/7bafc7e7f62f5fb6bf7dc6fc294d2efb651b57e3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WITH_OWN_GUN</text:p>
          </table:table-cell>
          <table:table-cell office:value-type="string" table:style-name="ce2">
            <text:p>Lost and F0wnd</text:p>
          </table:table-cell>
          <table:table-cell office:value-type="string" table:style-name="ce2">
            <text:p>Kill an enemy with a gun they dropped during the current round</text:p>
          </table:table-cell>
          <table:table-cell office:value-type="string" table:style-name="ce2">
            <text:p>http://cdn.akamai.steamstatic.com/steamcommunity/public/images/apps/730/66538681d639abe28a849f1c75e0862ac10fc687.jpg</text:p>
          </table:table-cell>
          <table:table-cell office:value-type="string" table:style-name="ce2">
            <text:p>http://cdn.akamai.steamstatic.com/steamcommunity/public/images/apps/730/21b522d0e28f5ca7c741687f7fe9d262fa96dbfc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LAST_BULLET</text:p>
          </table:table-cell>
          <table:table-cell office:value-type="string" table:style-name="ce2">
            <text:p>Magic Bullet</text:p>
          </table:table-cell>
          <table:table-cell office:value-type="string" table:style-name="ce2">
            <text:p>Kill an enemy with the last bullet in your magazine (excluding sniper rifles and Zeus x27)</text:p>
          </table:table-cell>
          <table:table-cell office:value-type="string" table:style-name="ce2">
            <text:p>http://cdn.akamai.steamstatic.com/steamcommunity/public/images/apps/730/20547dff510be3d7df94dc2c82ca7326eaf24641.jpg</text:p>
          </table:table-cell>
          <table:table-cell office:value-type="string" table:style-name="ce2">
            <text:p>http://cdn.akamai.steamstatic.com/steamcommunity/public/images/apps/730/387a9b977433aeb7df56556a51853a5577b2093d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IN_KNIFE_FIGHTS_LOW</text:p>
          </table:table-cell>
          <table:table-cell office:value-type="string" table:style-name="ce2">
            <text:p>Make the Cut</text:p>
          </table:table-cell>
          <table:table-cell office:value-type="string" table:style-name="ce2">
            <text:p>Win a knife fight</text:p>
          </table:table-cell>
          <table:table-cell office:value-type="string" table:style-name="ce2">
            <text:p>http://cdn.akamai.steamstatic.com/steamcommunity/public/images/apps/730/99285573701d0823655458f538edc8c143397d83.jpg</text:p>
          </table:table-cell>
          <table:table-cell office:value-type="string" table:style-name="ce2">
            <text:p>http://cdn.akamai.steamstatic.com/steamcommunity/public/images/apps/730/90cd8554100f7f1c93de9c9b92ab989295331614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GIVE_DAMAGE_LOW</text:p>
          </table:table-cell>
          <table:table-cell office:value-type="string" table:style-name="ce2">
            <text:p>Points in Your Favor</text:p>
          </table:table-cell>
          <table:table-cell office:value-type="string" table:style-name="ce2">
            <text:p>Inflict 2,500 total points of damage to enemies</text:p>
          </table:table-cell>
          <table:table-cell office:value-type="string" table:style-name="ce2">
            <text:p>http://cdn.akamai.steamstatic.com/steamcommunity/public/images/apps/730/55650ec8f0cec4ea9b80d10e5ff420904b2a52a9.jpg</text:p>
          </table:table-cell>
          <table:table-cell office:value-type="string" table:style-name="ce2">
            <text:p>http://cdn.akamai.steamstatic.com/steamcommunity/public/images/apps/730/7c8f03d055680ddca6b70a3418d55971bfadceec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AMAGE_NO_KILL</text:p>
          </table:table-cell>
          <table:table-cell office:value-type="string" table:style-name="ce2">
            <text:p>Primer</text:p>
          </table:table-cell>
          <table:table-cell office:value-type="string" table:style-name="ce2">
            <text:p>Do at least 95% damage to an enemy who is then killed by a another player</text:p>
          </table:table-cell>
          <table:table-cell office:value-type="string" table:style-name="ce2">
            <text:p>http://cdn.akamai.steamstatic.com/steamcommunity/public/images/apps/730/6f731c184c8b54ef26f142d644cfe3a8082c4484.jpg</text:p>
          </table:table-cell>
          <table:table-cell office:value-type="string" table:style-name="ce2">
            <text:p>http://cdn.akamai.steamstatic.com/steamcommunity/public/images/apps/730/263f1b85e0c0584f6c64dd1eced477d5ee8d83ec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Y_RELOADING</text:p>
          </table:table-cell>
          <table:table-cell office:value-type="string" table:style-name="ce2">
            <text:p>Shot With Their Pants Down</text:p>
          </table:table-cell>
          <table:table-cell office:value-type="string" table:style-name="ce2">
            <text:p>Kill an enemy while they are reloading</text:p>
          </table:table-cell>
          <table:table-cell office:value-type="string" table:style-name="ce2">
            <text:p>http://cdn.akamai.steamstatic.com/steamcommunity/public/images/apps/730/8348876e42a26000ec596a690ee962ff441f3d1f.jpg</text:p>
          </table:table-cell>
          <table:table-cell office:value-type="string" table:style-name="ce2">
            <text:p>http://cdn.akamai.steamstatic.com/steamcommunity/public/images/apps/730/fc524700dc21b054f7d7223b0107991fff89e2f9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RVIVE_GRENADE</text:p>
          </table:table-cell>
          <table:table-cell office:value-type="string" table:style-name="ce2">
            <text:p>Shrapnelproof</text:p>
          </table:table-cell>
          <table:table-cell office:value-type="string" table:style-name="ce2">
            <text:p>Take 80 points of damage from enemy grenades and still survive the round</text:p>
          </table:table-cell>
          <table:table-cell office:value-type="string" table:style-name="ce2">
            <text:p>http://cdn.akamai.steamstatic.com/steamcommunity/public/images/apps/730/cda7804972ac1833ef2718914202d744e7ecf99d.jpg</text:p>
          </table:table-cell>
          <table:table-cell office:value-type="string" table:style-name="ce2">
            <text:p>http://cdn.akamai.steamstatic.com/steamcommunity/public/images/apps/730/2d1a06fba1e0ffd48c34ad9988262ead4613204f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SNIPER_WITH_KNIFE</text:p>
          </table:table-cell>
          <table:table-cell office:value-type="string" table:style-name="ce2">
            <text:p>Sknifed</text:p>
          </table:table-cell>
          <table:table-cell office:value-type="string" table:style-name="ce2">
            <text:p>Kill a zoomed-in enemy sniper with a knife</text:p>
          </table:table-cell>
          <table:table-cell office:value-type="string" table:style-name="ce2">
            <text:p>http://cdn.akamai.steamstatic.com/steamcommunity/public/images/apps/730/dd3ad6ceec16033d085cdf81466acfee6b78923b.jpg</text:p>
          </table:table-cell>
          <table:table-cell office:value-type="string" table:style-name="ce2">
            <text:p>http://cdn.akamai.steamstatic.com/steamcommunity/public/images/apps/730/a219eba3d0a3649c277db6f72d513ef7bebcbfc4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SNIPERS</text:p>
          </table:table-cell>
          <table:table-cell office:value-type="string" table:style-name="ce2">
            <text:p>Snipe Hunter</text:p>
          </table:table-cell>
          <table:table-cell office:value-type="string" table:style-name="ce2">
            <text:p>Kill 100 zoomed-in enemy snipers</text:p>
          </table:table-cell>
          <table:table-cell office:value-type="string" table:style-name="ce2">
            <text:p>http://cdn.akamai.steamstatic.com/steamcommunity/public/images/apps/730/f1dc6a8b736d396c0756e0d397150464a212a460.jpg</text:p>
          </table:table-cell>
          <table:table-cell office:value-type="string" table:style-name="ce2">
            <text:p>http://cdn.akamai.steamstatic.com/steamcommunity/public/images/apps/730/0a469eb934ea7748038090e53513f5de3a92afcd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_ENEMIES_WHILE_BLIND_HARD</text:p>
          </table:table-cell>
          <table:table-cell office:value-type="string" table:style-name="ce2">
            <text:p>Spray and Pray</text:p>
          </table:table-cell>
          <table:table-cell office:value-type="string" table:style-name="ce2">
            <text:p>Kill two enemies while you are blinded from a flashbang</text:p>
          </table:table-cell>
          <table:table-cell office:value-type="string" table:style-name="ce2">
            <text:p>http://cdn.akamai.steamstatic.com/steamcommunity/public/images/apps/730/0080dcf6f75bfa344d7f4d8fa8be790bc28964d7.jpg</text:p>
          </table:table-cell>
          <table:table-cell office:value-type="string" table:style-name="ce2">
            <text:p>http://cdn.akamai.steamstatic.com/steamcommunity/public/images/apps/730/8ce1ca439ef39f231c60197bb3a74f588ca1cbba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ISTOL_ROUND_KNIFE_KILL</text:p>
          </table:table-cell>
          <table:table-cell office:value-type="string" table:style-name="ce2">
            <text:p>Street Fighter</text:p>
          </table:table-cell>
          <table:table-cell office:value-type="string" table:style-name="ce2">
            <text:p>Kill an enemy with a knife during the Pistol Round in a Classic match</text:p>
          </table:table-cell>
          <table:table-cell office:value-type="string" table:style-name="ce2">
            <text:p>http://cdn.akamai.steamstatic.com/steamcommunity/public/images/apps/730/399454259d33f0439b1355cc4a9cec4d3fcb7f23.jpg</text:p>
          </table:table-cell>
          <table:table-cell office:value-type="string" table:style-name="ce2">
            <text:p>http://cdn.akamai.steamstatic.com/steamcommunity/public/images/apps/730/9f495012b74c645c322747630286a6e62a098d11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RVIVE_MANY_ATTACKS</text:p>
          </table:table-cell>
          <table:table-cell office:value-type="string" table:style-name="ce2">
            <text:p>Target-Hardened</text:p>
          </table:table-cell>
          <table:table-cell office:value-type="string" table:style-name="ce2">
            <text:p>Survive damage from five different enemies within a round</text:p>
          </table:table-cell>
          <table:table-cell office:value-type="string" table:style-name="ce2">
            <text:p>http://cdn.akamai.steamstatic.com/steamcommunity/public/images/apps/730/85cbb095dd13b76c9b8c28a5b8485d6e5adc6a82.jpg</text:p>
          </table:table-cell>
          <table:table-cell office:value-type="string" table:style-name="ce2">
            <text:p>http://cdn.akamai.steamstatic.com/steamcommunity/public/images/apps/730/bf3ad2883076255e5dd6e8a05acc9b096a44cd4c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WIN_KNIFE_FIGHTS_HIGH</text:p>
          </table:table-cell>
          <table:table-cell office:value-type="string" table:style-name="ce2">
            <text:p>The Bleeding Edge</text:p>
          </table:table-cell>
          <table:table-cell office:value-type="string" table:style-name="ce2">
            <text:p>Win 100 knife fights</text:p>
          </table:table-cell>
          <table:table-cell office:value-type="string" table:style-name="ce2">
            <text:p>http://cdn.akamai.steamstatic.com/steamcommunity/public/images/apps/730/ab3c0b725c8da60d48211dd7c52a79a16fb7eda5.jpg</text:p>
          </table:table-cell>
          <table:table-cell office:value-type="string" table:style-name="ce2">
            <text:p>http://cdn.akamai.steamstatic.com/steamcommunity/public/images/apps/730/45e2cdcef45e793e523de62aff98dc924a9334a8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IMMOVABLE_OBJECT</text:p>
          </table:table-cell>
          <table:table-cell office:value-type="string" table:style-name="ce2">
            <text:p>The Immovable Object</text:p>
          </table:table-cell>
          <table:table-cell office:value-type="string" table:style-name="ce2">
            <text:p>Kill an enemy who has killed four of your teammates within the current round</text:p>
          </table:table-cell>
          <table:table-cell office:value-type="string" table:style-name="ce2">
            <text:p>http://cdn.akamai.steamstatic.com/steamcommunity/public/images/apps/730/1f267b0abd6d96e464a1ca6903a2ab943153bec3.jpg</text:p>
          </table:table-cell>
          <table:table-cell office:value-type="string" table:style-name="ce2">
            <text:p>http://cdn.akamai.steamstatic.com/steamcommunity/public/images/apps/730/40f68cf4f54cd820fc80bdf9c319ce66af9de9d2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CAUSE_FRIENDLY_FIRE_WITH_FLASHBANG</text:p>
          </table:table-cell>
          <table:table-cell office:value-type="string" table:style-name="ce2">
            <text:p>The Road to Hell</text:p>
          </table:table-cell>
          <table:table-cell office:value-type="string" table:style-name="ce2">
            <text:p>Blind an enemy player who then kills a teammate</text:p>
          </table:table-cell>
          <table:table-cell office:value-type="string" table:style-name="ce2">
            <text:p>http://cdn.akamai.steamstatic.com/steamcommunity/public/images/apps/730/a4994faa509318b93c5acd432e4f2c27821bb113.jpg</text:p>
          </table:table-cell>
          <table:table-cell office:value-type="string" table:style-name="ce2">
            <text:p>http://cdn.akamai.steamstatic.com/steamcommunity/public/images/apps/730/3fd9f0ee222fa78cc1ea678b70921cd5f83a0ec6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UNSTOPPABLE_FORCE</text:p>
          </table:table-cell>
          <table:table-cell office:value-type="string" table:style-name="ce2">
            <text:p>The Unstoppable Force</text:p>
          </table:table-cell>
          <table:table-cell office:value-type="string" table:style-name="ce2">
            <text:p>Kill four enemies within a single round</text:p>
          </table:table-cell>
          <table:table-cell office:value-type="string" table:style-name="ce2">
            <text:p>http://cdn.akamai.steamstatic.com/steamcommunity/public/images/apps/730/9f0100bf4168376212331c5177f3d22a30df12ae.jpg</text:p>
          </table:table-cell>
          <table:table-cell office:value-type="string" table:style-name="ce2">
            <text:p>http://cdn.akamai.steamstatic.com/steamcommunity/public/images/apps/730/386633d066188ea38ac0df02904828ec772833eb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GRENADE_MULTIKILL</text:p>
          </table:table-cell>
          <table:table-cell office:value-type="string" table:style-name="ce2">
            <text:p>Three the Hard Way</text:p>
          </table:table-cell>
          <table:table-cell office:value-type="string" table:style-name="ce2">
            <text:p>Kill three enemies with a single HE grenade</text:p>
          </table:table-cell>
          <table:table-cell office:value-type="string" table:style-name="ce2">
            <text:p>http://cdn.akamai.steamstatic.com/steamcommunity/public/images/apps/730/6ba1350f254b95e63c0ef276dcaff3937466207a.jpg</text:p>
          </table:table-cell>
          <table:table-cell office:value-type="string" table:style-name="ce2">
            <text:p>http://cdn.akamai.steamstatic.com/steamcommunity/public/images/apps/730/61fec51072247689536dcc3fc9411c74f30628cb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KILLS_WITH_MULTIPLE_GUNS</text:p>
          </table:table-cell>
          <table:table-cell office:value-type="string" table:style-name="ce2">
            <text:p>Variety Hour</text:p>
          </table:table-cell>
          <table:table-cell office:value-type="string" table:style-name="ce2">
            <text:p>Get kills with five different guns in a single round</text:p>
          </table:table-cell>
          <table:table-cell office:value-type="string" table:style-name="ce2">
            <text:p>http://cdn.akamai.steamstatic.com/steamcommunity/public/images/apps/730/75030fe4dead2cf4ff26aa22373ff1e97319f127.jpg</text:p>
          </table:table-cell>
          <table:table-cell office:value-type="string" table:style-name="ce2">
            <text:p>http://cdn.akamai.steamstatic.com/steamcommunity/public/images/apps/730/212be5810ad72d9c10df2e3da4b4fcbef831f62c.jp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GIVE_DAMAGE_MED</text:p>
          </table:table-cell>
          <table:table-cell office:value-type="string" table:style-name="ce2">
            <text:p>You've Made Your Points</text:p>
          </table:table-cell>
          <table:table-cell office:value-type="string" table:style-name="ce2">
            <text:p>Inflict 50,000 total points of damage to enemies</text:p>
          </table:table-cell>
          <table:table-cell office:value-type="string" table:style-name="ce2">
            <text:p>http://cdn.akamai.steamstatic.com/steamcommunity/public/images/apps/730/d676e407e16a75e5c9309779f436c1a3f1432442.jpg</text:p>
          </table:table-cell>
          <table:table-cell office:value-type="string" table:style-name="ce2">
            <text:p>http://cdn.akamai.steamstatic.com/steamcommunity/public/images/apps/730/64cf7c3474a9d1f755fb9d5977a913829f6b9f22.jpg</text:p>
          </table:table-cell>
          <table:table-cell table:number-columns-repeated="16379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Yusuf Zaidi</meta:initial-creator>
    <dc:creator>Yusuf Zaidi</dc:creator>
    <meta:creation-date>2015-11-23T00:55:10Z</meta:creation-date>
    <dc:date>2015-11-23T00:56:08Z</dc:date>
  </office:meta>
</office:document-meta>
</file>